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9d3f1" officeooo:paragraph-rsid="0019d3f1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1b111d" officeooo:paragraph-rsid="001b111d"/>
    </style:style>
    <style:style style:name="P3" style:family="paragraph" style:parent-style-name="Standard">
      <style:paragraph-properties fo:text-align="center" style:justify-single-word="false"/>
      <style:text-properties style:font-name="FreeMono" fo:font-weight="bold" officeooo:rsid="001b111d" officeooo:paragraph-rsid="001b11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1ca7ab" officeooo:paragraph-rsid="001ca7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fo:font-weight="bold" officeooo:rsid="0021b0c2" officeooo:paragraph-rsid="0021b0c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1ca7ab" officeooo:paragraph-rsid="001ca7ab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2013d7" officeooo:paragraph-rsid="002013d7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23176b" officeooo:paragraph-rsid="0023176b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250426" officeooo:paragraph-rsid="00250426"/>
    </style:style>
    <style:style style:name="P10" style:family="paragraph" style:parent-style-name="Standard">
      <style:paragraph-properties fo:text-align="start" style:justify-single-word="false"/>
      <style:text-properties style:font-name="FreeMono" officeooo:rsid="0021b0c2" officeooo:paragraph-rsid="0021b0c2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284bcd" officeooo:paragraph-rsid="00284bcd"/>
    </style:style>
    <style:style style:name="P1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1e75c3" officeooo:paragraph-rsid="001e75c3" style:font-size-asian="8pt" style:font-size-complex="8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23176b" officeooo:paragraph-rsid="0023176b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26199d" officeooo:paragraph-rsid="0026199d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285d6f" officeooo:paragraph-rsid="00285d6f"/>
    </style:style>
    <style:style style:name="P16" style:family="paragraph" style:parent-style-name="Standard">
      <style:paragraph-properties fo:text-align="start" style:justify-single-word="false"/>
      <style:text-properties style:font-name="FreeMono" fo:font-size="8pt" officeooo:rsid="002bc58b" officeooo:paragraph-rsid="001ca7ab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2bc58b" officeooo:paragraph-rsid="002bc58b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34</text:p>
      <text:p text:style-name="P1">Lab 04</text:p>
      <text:p text:style-name="P1"/>
      <text:p text:style-name="P3">System V IPC – Shared Memory</text:p>
      <text:p text:style-name="P2"/>
      <text:p text:style-name="P4">Compiling</text:p>
      <text:p text:style-name="P6"/>
      <text:p text:style-name="P7">The opencv flags are in place for a different project and can be ignored.</text:p>
      <text:p text:style-name="P12">gcc -Wall -Wall -g -I/home/berocs/Documents/uah/cpe435/ -I/usr/include/opencv -I/usr/include/opencv2 -c /home/berocs/Documents/uah/cpe434_435/lab04/lab4/main.c -o obj/Debug/main.o</text:p>
      <text:p text:style-name="P12">g++ -L/lib64 -o bin/Debug/lab4 obj/Debug/main.o <text:s text:c="2"/>/lib64/libopencv_calib3d.so /lib64/libopencv_contrib.so /lib64/libopencv_core.so /lib64/libopencv_features2d.so /lib64/libopencv_flann.so /lib64/libopencv_gpu.so /lib64/libopencv_highgui.so /lib64/libopencv_imgproc.so /lib64/libopencv_legacy.so /lib64/libopencv_ml.so /lib64/libopencv_nonfree.so /lib64/libopencv_objdetect.so /lib64/libopencv_ocl.so /lib64/libopencv_photo.so /lib64/libopencv_stitching.so /lib64/libopencv_superres.so /lib64/libopencv_ts.a /lib64/libopencv_video.so /lib64/libopencv_videostab.so</text:p>
      <text:p text:style-name="P12">Output file is bin/Debug/lab4 with size 15.32 KB</text:p>
      <text:p text:style-name="P6"/>
      <text:p text:style-name="P5">Output</text:p>
      <text:p text:style-name="P10"/>
      <text:p text:style-name="P11">First process:</text:p>
      <text:p text:style-name="P13">$ ./bin/Debug/lab4 </text:p>
      <text:p text:style-name="P13"/>
      <text:p text:style-name="P13">shm key:<text:tab/>872445382 </text:p>
      <text:p text:style-name="P13">shm id:<text:tab/><text:tab/>11337745 </text:p>
      <text:p text:style-name="P13">shm size:<text:tab/>16 bytes </text:p>
      <text:p text:style-name="P13"># attached:<text:tab/>1</text:p>
      <text:p text:style-name="P13">I detect that I am the first program. Please start the second instance.</text:p>
      <text:p text:style-name="P8"/>
      <text:p text:style-name="P9">Here the program stops and will continue after the second process is started.</text:p>
      <text:p text:style-name="P8"/>
      <text:p text:style-name="P13">Enter first integer (q to quit) &gt;2</text:p>
      <text:p text:style-name="P13">Enter second integer &gt;3</text:p>
      <text:p text:style-name="P13">Computing: 2 + 3</text:p>
      <text:p text:style-name="P13">Result: 5</text:p>
      <text:p text:style-name="P13"/>
      <text:p text:style-name="P13">Enter first integer (q to quit) &gt;-4</text:p>
      <text:p text:style-name="P13">Enter second integer &gt;-5</text:p>
      <text:p text:style-name="P13">Computing: -4 + -5</text:p>
      <text:p text:style-name="P13">Result: -9</text:p>
      <text:p text:style-name="P13"/>
      <text:p text:style-name="P13">Enter first integer (q to quit) &gt;q</text:p>
      <text:p text:style-name="P6"/>
      <text:p text:style-name="P9">Second process:</text:p>
      <text:p text:style-name="P14">$ ./bin/Debug/lab4 </text:p>
      <text:p text:style-name="P14"/>
      <text:p text:style-name="P14">shm key:<text:tab/>872445382 </text:p>
      <text:p text:style-name="P14">shm id:<text:tab/><text:tab/>11337745 </text:p>
      <text:p text:style-name="P14">shm size:<text:tab/>16 bytes </text:p>
      <text:p text:style-name="P14"># attached:<text:tab/>2</text:p>
      <text:p text:style-name="P14">I detect that I am the second program. No further input needed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2:23:20.552055237</meta:creation-date>
    <meta:generator>LibreOffice/5.0.1.2.0$Linux_X86_64 LibreOffice_project/00m0$Build-2</meta:generator>
    <dc:date>2015-09-14T12:37:26.973812999</dc:date>
    <meta:editing-duration>PT6M53S</meta:editing-duration>
    <meta:editing-cycles>17</meta:editing-cycles>
    <meta:document-statistic meta:table-count="0" meta:image-count="0" meta:object-count="0" meta:page-count="1" meta:paragraph-count="34" meta:word-count="183" meta:character-count="1553" meta:non-whitespace-character-count="1391"/>
  </office:meta>
</office:document-meta>
</file>